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nvironment.extractAction( Request req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Environment.setStatu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Environment.resolveURI( final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initComponen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Environment.getRoo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nvironment.changeContext( String newPrefix , String newContex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AbstractEnvironment.AbstractEnvironment( String uri , String view ,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setURIPrefix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nvironment.setContext( String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extractView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lobalRedirect( boolean sessionmode , String new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resolve( String systemI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AbstractEnvironment.tryResetRespon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nvironment.has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finishingProcess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Environment.release( final org . apache . excalibur . source .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Environment.setView( String vie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nvironmen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resolveURI( final String location , String baseURI , final Map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nvironment.isInternal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Environment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AbstractEnvironment( String uri , String view , String context ,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nvironment.setAction( String 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nvironment.commitRespon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Environment.AbstractEnvironment( String uri , String view , File file ,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isResponse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setResponseIs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Environment.ge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setContext( String prefix , String uri , String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Environment.ge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nvironment.get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starting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Environmen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vironment.getOutputStream( int bufferS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Environmen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